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88ea" officeooo:paragraph-rsid="001688ea"/>
    </style:style>
    <style:style style:name="P2" style:family="paragraph" style:parent-style-name="Standard" style:list-style-name="L1">
      <style:text-properties officeooo:rsid="001688ea" officeooo:paragraph-rsid="001688ea"/>
    </style:style>
    <style:style style:name="P3" style:family="paragraph" style:parent-style-name="Standard" style:list-style-name="L1">
      <style:text-properties officeooo:rsid="0017686a" officeooo:paragraph-rsid="0017686a"/>
    </style:style>
    <style:style style:name="P4" style:family="paragraph" style:parent-style-name="Standard">
      <style:text-properties officeooo:rsid="0017686a" officeooo:paragraph-rsid="0017686a"/>
    </style:style>
    <style:style style:name="P5" style:family="paragraph" style:parent-style-name="Standard">
      <style:text-properties officeooo:rsid="0017686a" officeooo:paragraph-rsid="001688ea"/>
    </style:style>
    <style:style style:name="T1" style:family="text">
      <style:text-properties officeooo:rsid="001768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rements document</text:p>
      <text:p text:style-name="P1"/>
      <text:p text:style-name="P1"><text:s/>1- Summary statement</text:p>
      <text:p text:style-name="P1"/>
      <text:p text:style-name="P1">The executive summary is the outline of the requirements of the project. The best time to formulate a summary statement is once the BRD is written completely.</text:p>
      <text:p text:style-name="P1"/>
      <text:p text:style-name="P1">2- Project objectives</text:p>
      <text:p text:style-name="P1">1.a. Define requirements and collect data</text:p>
      <text:p text:style-name="P1">1.b. Analyze the data collected</text:p>
      <text:p text:style-name="P1">1.c. Database design &amp; modeling</text:p>
      <text:p text:style-name="P1">2.a. Implementation</text:p>
      <text:p text:style-name="P1">3.a. Write documentation &amp; upload content</text:p>
      <text:p text:style-name="P1">3.b. Post-implementation planning</text:p>
      <text:p text:style-name="P1"/>
      <text:p text:style-name="P1">3- Needs statement</text:p>
      <text:p text:style-name="P1">This project is needed to address the growing problem of disinformation on the Web. The project accomplishes that end by offering another solution to the detection of disinformation by looking solely at web metadata and other OSINT. The learned function, working to solve the binary classification problem, will be trained off data which, among other points, includes a boolean value determining the authenticity of a given domain name. The learned function, given a domain name as input, will theoretically be able to classify the domain within a undetermined margin of error.</text:p>
      <text:p text:style-name="P1"/>
      <text:p text:style-name="P1">4- Project scope</text:p>
      <text:p text:style-name="P1">The scope of this project is to collect and analyze existing data on the topic, determining what custom collection, if any, is needed to complete the dataset. Following collection, cleaning, and analysis is the modeling of the data, then implementation of the learned function. Finally, the results are communicated in the last step and relevant documentation is released.</text:p>
      <text:p text:style-name="P1"/>
      <text:p text:style-name="P1">6- Functional requirements</text:p>
      <text:p text:style-name="P1">The learned function must be able to categorize a given domain name as being part of an organized disinformation campaign. It does this through being trained against a dataset which includes the following attributes:</text:p>
      <text:list xml:id="list2849249859" text:style-name="L1">
        <text:list-item>
          <text:p text:style-name="P2">WHOIS query information</text:p>
        </text:list-item>
        <text:list-item>
          <text:p text:style-name="P2">HTML <text:span text:style-name="T1">h</text:span>eader data</text:p>
        </text:list-item>
        <text:list-item>
          <text:p text:style-name="P3">Scripts loaded with the webpage (especially Google analytic codes)</text:p>
        </text:list-item>
        <text:list-item>
          <text:p text:style-name="P3">Patterns in domain names themselves (especially tokenization, if possible)</text:p>
        </text:list-item>
      </text:list>
      <text:p text:style-name="P4">A corresponding dataset from which the learned function is trained would include these attributes from a set of domain names (n = 10000), of which at least 600 can be classified as sources of disinformation. <text:s/>Those that do not will be drawn from a sample of the Alexa top 25000 most trafficked websites where roughly half (5000) are the most trafficked websites in that domain, while the rest are drawn from a random sampling of the 20000 remaining picks. All of these domains will be cross referenced against domains produced during the EDA stage and labeled accordingly, so that websites which may both be members of the top 25000 most trafficked websites and are provably linked to disinformation campaigns are accurately labeled.</text:p>
      <text:p text:style-name="P4"/>
      <text:p text:style-name="P4">For training the learned function, all of this information must be queried by the system and arranged appropriately in a structured database. </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3:02:36.655446175</meta:creation-date>
    <dc:date>2020-10-20T13:33:52.167653912</dc:date>
    <meta:editing-duration>PT9M25S</meta:editing-duration>
    <meta:editing-cycles>1</meta:editing-cycles>
    <meta:document-statistic meta:table-count="0" meta:image-count="0" meta:object-count="0" meta:page-count="1" meta:paragraph-count="22" meta:word-count="426" meta:character-count="2700" meta:non-whitespace-character-count="2297"/>
    <meta:generator>LibreOffice/6.4.6.2$Linux_X86_64 LibreOffice_project/40$Build-2</meta:generator>
  </office:meta>
</office:document-meta>
</file>